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2000000157CA9B3ABB.svm" manifest:media-type=""/>
  <manifest:file-entry manifest:full-path="Pictures/2000000100000323000002F9F9A74F93.svm" manifest:media-type=""/>
  <manifest:file-entry manifest:full-path="Pictures/200000010000023F000001579BADBE4C.svm" manifest:media-type=""/>
  <manifest:file-entry manifest:full-path="Pictures/20000001000003490000015B16CFACD4.svm" manifest:media-type=""/>
  <manifest:file-entry manifest:full-path="Pictures/2000000100000259000000D4DE5EB20D.svm" manifest:media-type=""/>
  <manifest:file-entry manifest:full-path="Pictures/20000001000003450000015B768FE0BC.svm" manifest:media-type=""/>
  <manifest:file-entry manifest:full-path="Pictures/20000001000001420000012483F97882.svm" manifest:media-type=""/>
  <manifest:file-entry manifest:full-path="Pictures/200000D100004F1D00003B5615E90914.wmf" manifest:media-type=""/>
  <manifest:file-entry manifest:full-path="Pictures/20000001000000ED0000012970302B25.svm" manifest:media-type=""/>
  <manifest:file-entry manifest:full-path="Pictures/2000000100000250000000D8755B6AAD.svm" manifest:media-type=""/>
  <manifest:file-entry manifest:full-path="Pictures/200000010000019B000000D890290BB1.svm" manifest:media-type=""/>
  <manifest:file-entry manifest:full-path="Pictures/2000000100000118000000D851DC808A.svm" manifest:media-type=""/>
  <manifest:file-entry manifest:full-path="Pictures/200000010000024300000157DDDCEAA3.svm" manifest:media-type=""/>
  <manifest:file-entry manifest:full-path="Pictures/2000000100000196000000D88048B7F8.svm" manifest:media-type=""/>
  <manifest:file-entry manifest:full-path="Pictures/20000001000001C90000012936C7AC46.svm" manifest:media-type=""/>
  <manifest:file-entry manifest:full-path="Pictures/20000001000000D800000120DF6D6E1C.svm" manifest:media-type=""/>
  <manifest:file-entry manifest:full-path="Pictures/20000001000000FA0000012064417F2C.svm" manifest:media-type=""/>
  <manifest:file-entry manifest:full-path="Pictures/200000010000031B000002FDDCAD4651.svm" manifest:media-type=""/>
  <manifest:file-entry manifest:full-path="Pictures/20000001000000E900000129D89EFC9E.svm" manifest:media-type=""/>
  <manifest:file-entry manifest:full-path="Pictures/2000189100004F1D00003B56E5DDA16B.wmf" manifest:media-type=""/>
  <manifest:file-entry manifest:full-path="Pictures/200000010000014200000129F2269856.svm" manifest:media-type=""/>
  <manifest:file-entry manifest:full-path="Pictures/200003DC00004F1D00003B56ECBCAF63.wmf" manifest:media-type=""/>
  <manifest:file-entry manifest:full-path="Pictures/2000000100000088000000FA466A6DA3.svm" manifest:media-type=""/>
  <manifest:file-entry manifest:full-path="Pictures/2000000100000073000000E5B2987EC5.svm" manifest:media-type=""/>
  <manifest:file-entry manifest:full-path="Pictures/20000001000001E200000129B339A1BF.svm" manifest:media-type=""/>
  <manifest:file-entry manifest:full-path="Pictures/20000001000000A6000000A155A79189.svm" manifest:media-type=""/>
  <manifest:file-entry manifest:full-path="Pictures/2000189100004F1D00003B56B3A1EC89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076cm" draw:textarea-horizontal-align="center" draw:textarea-vertical-align="middl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0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2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2§display§I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2§display§-\frac{1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92cm" svg:height="4.621cm" svg:x="0.434cm" svg:y="0.378cm">
          <draw:image xlink:href="Pictures/200000D100004F1D00003B5615E90914.wmf" xlink:type="simple" xlink:show="embed" xlink:actuate="onLoad">
            <text:p/>
          </draw:image>
          <draw:glue-point draw:id="4" svg:x="-3.747cm" svg:y="0.685cm"/>
          <draw:glue-point draw:id="5" svg:x="-4.818cm" svg:y="0.644cm"/>
        </draw:frame>
        <draw:frame draw:style-name="gr1" draw:text-style-name="P1" draw:layer="layout" svg:width="1.401cm" svg:height="1.408cm" svg:x="3.325cm" svg:y="5.417cm">
          <draw:image xlink:href="Pictures/2000189100004F1D00003B56B3A1EC89.wmf" xlink:type="simple" xlink:show="embed" xlink:actuate="onLoad">
            <text:p/>
          </draw:image>
        </draw:frame>
        <draw:line draw:style-name="gr2" draw:text-style-name="P2" draw:layer="layout" svg:x1="4.046cm" svg:y1="4.425cm" svg:x2="1.115cm" svg:y2="2.003cm">
          <text:p/>
        </draw:line>
        <draw:line draw:style-name="gr2" draw:text-style-name="P2" draw:layer="layout" svg:x1="3.499cm" svg:y1="4.431cm" svg:x2="1.113cm" svg:y2="2.451cm">
          <text:p/>
        </draw:line>
        <draw:line draw:style-name="gr2" draw:text-style-name="P2" xml:id="id4" draw:id="id4" draw:layer="layout" svg:x1="4.588cm" svg:y1="4.431cm" svg:x2="1.134cm" svg:y2="1.568cm">
          <draw:glue-point draw:id="4" svg:x="-3.521cm" svg:y="-3.682cm"/>
          <text:p/>
        </draw:line>
        <draw:line draw:style-name="gr3" draw:text-style-name="P2" draw:layer="layout" svg:x1="4.05cm" svg:y1="4.448cm" svg:x2="4.05cm" svg:y2="6.791cm">
          <text:p/>
        </draw:line>
        <draw:line draw:style-name="gr3" draw:text-style-name="P2" draw:layer="layout" svg:x1="3.498cm" svg:y1="4.424cm" svg:x2="3.498cm" svg:y2="6.767cm">
          <text:p/>
        </draw:line>
        <draw:line draw:style-name="gr3" draw:text-style-name="P2" draw:layer="layout" svg:x1="4.586cm" svg:y1="4.455cm" svg:x2="4.586cm" svg:y2="6.798cm">
          <text:p/>
        </draw:line>
        <draw:line draw:style-name="gr3" draw:text-style-name="P2" draw:layer="layout" svg:x1="1.116cm" svg:y1="3.024cm" svg:x2="3.44cm" svg:y2="3.024cm">
          <text:p/>
        </draw:line>
        <draw:line draw:style-name="gr3" draw:text-style-name="P2" draw:layer="layout" svg:x1="1.116cm" svg:y1="2.632cm" svg:x2="4.612cm" svg:y2="2.632cm">
          <text:p/>
        </draw:line>
        <draw:line draw:style-name="gr3" draw:text-style-name="P2" draw:layer="layout" svg:x1="1.115cm" svg:y1="3.426cm" svg:x2="4.669cm" svg:y2="3.426cm">
          <text:p/>
        </draw:line>
        <draw:line draw:style-name="gr4" draw:text-style-name="P2" draw:layer="layout" svg:x1="4.05cm" svg:y1="5.526cm" svg:x2="4.05cm" svg:y2="6.868cm">
          <text:p/>
        </draw:line>
        <draw:line draw:style-name="gr2" draw:text-style-name="P2" draw:layer="layout" svg:x1="4.057cm" svg:y1="5.519cm" svg:x2="4.917cm" svg:y2="5.519cm">
          <text:p/>
        </draw:line>
        <draw:line draw:style-name="gr4" draw:text-style-name="P2" draw:layer="layout" svg:x1="3.453cm" svg:y1="3.026cm" svg:x2="4.93cm" svg:y2="3.026cm">
          <text:p/>
        </draw:line>
        <draw:frame draw:style-name="gr1" draw:text-style-name="P1" draw:layer="layout" svg:width="5.081cm" svg:height="4.176cm" svg:x="5.654cm" svg:y="0.756cm">
          <draw:image xlink:href="Pictures/200003DC00004F1D00003B56ECBCAF63.wmf" xlink:type="simple" xlink:show="embed" xlink:actuate="onLoad">
            <text:p/>
          </draw:image>
        </draw:frame>
        <draw:line draw:style-name="gr2" draw:text-style-name="P2" xml:id="id2" draw:id="id2" draw:layer="layout" svg:x1="9.772cm" svg:y1="4.42cm" svg:x2="6.314cm" svg:y2="1.436cm">
          <draw:glue-point draw:id="4" svg:x="-4.181cm" svg:y="-4.175cm"/>
          <text:p/>
        </draw:line>
        <draw:line draw:style-name="gr3" draw:text-style-name="P2" xml:id="id6" draw:id="id6" draw:layer="layout" svg:x1="8.165cm" svg:y1="3.005cm" svg:x2="8.165cm" svg:y2="5.518cm">
          <draw:glue-point draw:id="4" svg:x="-10cm" svg:y="0.716cm"/>
          <text:p/>
        </draw:line>
        <draw:line draw:style-name="gr3" draw:text-style-name="P2" draw:layer="layout" svg:x1="7.674cm" svg:y1="2.589cm" svg:x2="7.674cm" svg:y2="6.425cm">
          <text:p/>
        </draw:line>
        <draw:line draw:style-name="gr3" draw:text-style-name="P2" draw:layer="layout" svg:x1="8.634cm" svg:y1="6.474cm" svg:x2="8.634cm" svg:y2="3.47cm">
          <text:p/>
        </draw:line>
        <draw:frame draw:style-name="gr5" draw:text-style-name="P1" draw:layer="layout" svg:width="1.262cm" svg:height="1.389cm" svg:x="7.542cm" svg:y="5.424cm">
          <draw:image xlink:href="Pictures/2000189100004F1D00003B56B3A1EC89.wmf" xlink:type="simple" xlink:show="embed" xlink:actuate="onLoad">
            <text:p/>
          </draw:image>
        </draw:frame>
        <draw:line draw:style-name="gr4" draw:text-style-name="P2" draw:layer="layout" svg:x1="8.163cm" svg:y1="5.501cm" svg:x2="8.163cm" svg:y2="6.843cm">
          <text:p/>
        </draw:line>
        <draw:line draw:style-name="gr2" draw:text-style-name="P2" draw:layer="layout" svg:x1="8.17cm" svg:y1="5.519cm" svg:x2="9.03cm" svg:y2="5.519cm">
          <text:p/>
        </draw:line>
        <draw:frame draw:style-name="gr6" draw:text-style-name="P4" draw:layer="layout" svg:width="1.294cm" svg:height="0.848cm" svg:x="8.467cm" svg:y="0.36cm">
          <draw:text-box>
            <text:p text:style-name="P3"><text:span text:style-name="T1">ڈھلوان</text:span></text:p>
          </draw:text-box>
        </draw:frame>
        <draw:frame draw:style-name="gr6" draw:text-style-name="P4" draw:layer="layout" svg:width="1.294cm" svg:height="0.848cm" svg:x="4.309cm" svg:y="0.365cm">
          <draw:text-box>
            <text:p text:style-name="P3"><text:span text:style-name="T1">ڈھلوان</text:span></text:p>
          </draw:text-box>
        </draw:frame>
        <draw:connector draw:style-name="gr4" draw:text-style-name="P2" draw:layer="layout" draw:type="curve" svg:x1="7.986cm" svg:y1="1.394cm" svg:x2="6.598cm" svg:y2="1.683cm" draw:start-shape="id1" draw:start-glue-point="2" draw:end-shape="id2" draw:end-glue-point="4" svg:d="M7986 1394c0 31-1388-113-1388 289" svg:viewBox="0 0 1389 291">
          <text:p/>
        </draw:connector>
        <draw:connector draw:style-name="gr4" draw:text-style-name="P2" draw:layer="layout" draw:type="curve" svg:x1="3.834cm" svg:y1="1.348cm" svg:x2="1.645cm" svg:y2="1.945cm" draw:start-shape="id3" draw:start-glue-point="2" draw:end-shape="id4" draw:end-glue-point="4" svg:d="M3834 1348c0 165-2189-133-2189 597" svg:viewBox="0 0 2190 598">
          <text:p/>
        </draw:connector>
        <draw:custom-shape draw:style-name="gr7" draw:text-style-name="P2" draw:layer="layout" svg:width="0.133cm" svg:height="0.133cm" svg:x="7.608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8.565cm" svg:y="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8.091cm" svg:y="2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307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205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266cm" svg:y="2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026cm" svg:y1="5.537cm" svg:x2="8.165cm" svg:y2="4.44cm" draw:start-shape="id5" draw:start-glue-point="1" draw:end-shape="id6" draw:end-glue-point="4" svg:d="M7026 5537c855 0 286-1097 1139-1097" svg:viewBox="0 0 1140 1098">
          <text:p/>
        </draw:connector>
        <draw:line draw:style-name="gr4" draw:text-style-name="P2" xml:id="id8" draw:id="id8" draw:layer="layout" svg:x1="4.037cm" svg:y1="3.023cm" svg:x2="4.037cm" svg:y2="2.638cm">
          <draw:glue-point draw:id="4" svg:x="40cm" svg:y="0.701cm"/>
          <text:p/>
        </draw:line>
        <draw:connector draw:style-name="gr8" draw:text-style-name="P2" draw:layer="layout" draw:type="curve" draw:line-skew="1.005cm" svg:x1="5.054cm" svg:y1="2.292cm" svg:x2="4.037cm" svg:y2="2.856cm" draw:start-shape="id7" draw:start-glue-point="3" draw:end-shape="id8" draw:end-glue-point="4" svg:d="M5054 2292c-844 0-336 564-1017 564" svg:viewBox="0 0 1018 565">
          <text:p/>
        </draw:connector>
        <draw:line draw:style-name="gr3" draw:text-style-name="P1" draw:layer="layout" svg:x1="6.312cm" svg:y1="3.449cm" svg:x2="11.737cm" svg:y2="3.449cm">
          <text:p/>
        </draw:line>
        <draw:line draw:style-name="gr3" draw:text-style-name="P1" draw:layer="layout" svg:x1="6.312cm" svg:y1="3.024cm" svg:x2="11.774cm" svg:y2="3.024cm">
          <text:p/>
        </draw:line>
        <draw:line draw:style-name="gr3" draw:text-style-name="P1" draw:layer="layout" svg:x1="6.312cm" svg:y1="2.599cm" svg:x2="11.812cm" svg:y2="2.599cm">
          <text:p/>
        </draw:line>
        <draw:frame draw:style-name="gr1" draw:text-style-name="P1" draw:layer="layout" svg:width="1.472cm" svg:height="1.039cm" svg:x="10.587cm" svg:y="2.533cm">
          <draw:image xlink:href="Pictures/2000189100004F1D00003B56E5DDA16B.wmf" xlink:type="simple" xlink:show="embed" xlink:actuate="onLoad">
            <text:p/>
          </draw:image>
        </draw:frame>
        <draw:line draw:style-name="gr2" draw:text-style-name="P1" draw:layer="layout" svg:x1="10.773cm" svg:y1="3.024cm" svg:x2="10.773cm" svg:y2="2.136cm">
          <text:p/>
        </draw:line>
        <draw:line draw:style-name="gr4" draw:text-style-name="P2" draw:layer="layout" svg:x1="10.785cm" svg:y1="3.033cm" svg:x2="12.262cm" svg:y2="3.033cm">
          <text:p/>
        </draw:line>
        <draw:line draw:style-name="gr3" draw:text-style-name="P1" draw:layer="layout" svg:x1="2.267cm" svg:y1="3.496cm" svg:x2="2.267cm" svg:y2="6.633cm">
          <text:p/>
        </draw:line>
        <draw:line draw:style-name="gr3" draw:text-style-name="P1" xml:id="id10" draw:id="id10" draw:layer="layout" svg:x1="2.352cm" svg:y1="3.005cm" svg:x2="2.352cm" svg:y2="6.614cm">
          <draw:glue-point draw:id="4" svg:x="-10cm" svg:y="-1.047cm"/>
          <text:p/>
        </draw:line>
        <draw:line draw:style-name="gr3" draw:text-style-name="P1" draw:layer="layout" svg:x1="2.409cm" svg:y1="2.571cm" svg:x2="2.409cm" svg:y2="6.633cm">
          <text:p/>
        </draw:line>
        <draw:frame draw:style-name="gr1" draw:text-style-name="P1" draw:layer="layout" svg:width="0.196cm" svg:height="1.41cm" svg:x="2.255cm" svg:y="5.415cm">
          <draw:image xlink:href="Pictures/2000189100004F1D00003B56B3A1EC89.wmf" xlink:type="simple" xlink:show="embed" xlink:actuate="onLoad">
            <text:p/>
          </draw:image>
        </draw:frame>
        <draw:line draw:style-name="gr2" draw:text-style-name="P1" draw:layer="layout" svg:x1="2.357cm" svg:y1="5.52cm" svg:x2="2.766cm" svg:y2="5.52cm">
          <text:p/>
        </draw:line>
        <draw:line draw:style-name="gr4" draw:text-style-name="P2" draw:layer="layout" svg:x1="2.348cm" svg:y1="5.52cm" svg:x2="2.348cm" svg:y2="6.862cm">
          <text:p/>
        </draw:line>
        <draw:connector draw:style-name="gr4" draw:text-style-name="P1" draw:layer="layout" draw:type="curve" draw:line-skew="-0.73cm" svg:x1="1.403cm" svg:y1="5.506cm" svg:x2="2.352cm" svg:y2="4.432cm" draw:start-shape="id9" draw:start-glue-point="1" draw:end-shape="id10" draw:end-glue-point="4" svg:d="M1403 5506c1080 0 606-1074 949-1074" svg:viewBox="0 0 950 1075">
          <text:p/>
        </draw:connector>
        <draw:line draw:style-name="gr2" draw:text-style-name="P1" draw:layer="layout" svg:x1="3.457cm" svg:y1="3.031cm" svg:x2="3.457cm" svg:y2="2.267cm">
          <text:p/>
        </draw:line>
        <draw:frame draw:style-name="gr1" draw:text-style-name="P1" draw:layer="layout" svg:width="1.465cm" svg:height="1cm" svg:x="3.269cm" svg:y="2.552cm">
          <draw:image xlink:href="Pictures/2000189100004F1D00003B56E5DDA16B.wmf" xlink:type="simple" xlink:show="embed" xlink:actuate="onLoad">
            <text:p/>
          </draw:image>
        </draw:frame>
        <draw:frame draw:style-name="gr9" draw:text-style-name="P1" draw:layer="layout" svg:width="0.385cm" svg:height="0.355cm" svg:x="6.148cm" svg:y="0.551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xml:id="id1" draw:id="id1" draw:layer="layout" svg:width="0.953cm" svg:height="0.917cm" svg:x="7.51cm" svg:y="0.477cm">
          <draw:image xlink:href="Pictures/200000010000031B000002FDDCAD4651.svm" xlink:type="simple" xlink:show="embed" xlink:actuate="onLoad">
            <text:p/>
          </draw:image>
        </draw:frame>
        <draw:frame draw:style-name="gr11" draw:text-style-name="P1" draw:layer="layout" svg:width="0.283cm" svg:height="0.355cm" svg:x="10.659cm" svg:y="1.664cm">
          <draw:image xlink:href="Pictures/20000001000000ED0000012970302B25.svm" xlink:type="simple" xlink:show="embed" xlink:actuate="onLoad">
            <text:p/>
          </draw:image>
        </draw:frame>
        <draw:frame draw:style-name="gr12" draw:text-style-name="P1" draw:layer="layout" svg:width="0.137cm" svg:height="0.274cm" svg:x="12.327cm" svg:y="2.89cm">
          <draw:image xlink:href="Pictures/2000000100000073000000E5B2987EC5.svm" xlink:type="simple" xlink:show="embed" xlink:actuate="onLoad">
            <text:p/>
          </draw:image>
        </draw:frame>
        <draw:frame draw:style-name="gr13" draw:text-style-name="P1" draw:layer="layout" svg:width="0.709cm" svg:height="0.258cm" svg:x="10.334cm" svg:y="4.296cm">
          <draw:image xlink:href="Pictures/2000000100000250000000D8755B6AAD.svm" xlink:type="simple" xlink:show="embed" xlink:actuate="onLoad">
            <text:p/>
          </draw:image>
        </draw:frame>
        <draw:frame draw:style-name="gr14" draw:text-style-name="P1" draw:layer="layout" svg:width="0.299cm" svg:height="0.344cm" svg:x="7.731cm" svg:y="2.182cm">
          <draw:image xlink:href="Pictures/20000001000000FA0000012064417F2C.svm" xlink:type="simple" xlink:show="embed" xlink:actuate="onLoad">
            <text:p/>
          </draw:image>
        </draw:frame>
        <draw:frame draw:style-name="gr15" draw:text-style-name="P1" draw:layer="layout" svg:width="0.258cm" svg:height="0.344cm" svg:x="8.716cm" svg:y="3.046cm">
          <draw:image xlink:href="Pictures/20000001000000D800000120DF6D6E1C.svm" xlink:type="simple" xlink:show="embed" xlink:actuate="onLoad">
            <text:p/>
          </draw:image>
        </draw:frame>
        <draw:frame draw:style-name="gr16" draw:text-style-name="P1" draw:layer="layout" svg:width="0.577cm" svg:height="0.355cm" svg:x="9.793cm" svg:y="2.162cm">
          <draw:image xlink:href="Pictures/20000001000001E200000129B339A1BF.svm" xlink:type="simple" xlink:show="embed" xlink:actuate="onLoad">
            <text:p/>
          </draw:image>
        </draw:frame>
        <draw:frame draw:style-name="gr17" draw:text-style-name="P1" draw:layer="layout" svg:width="0.547cm" svg:height="0.355cm" svg:x="9.831cm" svg:y="3.057cm">
          <draw:image xlink:href="Pictures/20000001000001C90000012936C7AC46.svm" xlink:type="simple" xlink:show="embed" xlink:actuate="onLoad">
            <text:p/>
          </draw:image>
        </draw:frame>
        <draw:frame draw:style-name="gr18" draw:text-style-name="P1" draw:layer="layout" svg:width="0.578cm" svg:height="0.342cm" svg:x="9.874cm" svg:y="2.656cm">
          <draw:image xlink:href="Pictures/200000010000024300000157DDDCEAA3.svm" xlink:type="simple" xlink:show="embed" xlink:actuate="onLoad">
            <text:p/>
          </draw:image>
        </draw:frame>
        <draw:frame draw:style-name="gr19" draw:text-style-name="P1" draw:layer="layout" svg:width="0.492cm" svg:height="0.258cm" svg:x="9.104cm" svg:y="5.393cm">
          <draw:image xlink:href="Pictures/200000010000019B000000D890290BB1.svm" xlink:type="simple" xlink:show="embed" xlink:actuate="onLoad">
            <text:p/>
          </draw:image>
        </draw:frame>
        <draw:frame draw:style-name="gr12" draw:text-style-name="P1" draw:layer="layout" svg:width="0.137cm" svg:height="0.274cm" svg:x="8.076cm" svg:y="6.926cm">
          <draw:image xlink:href="Pictures/2000000100000073000000E5B2987EC5.svm" xlink:type="simple" xlink:show="embed" xlink:actuate="onLoad">
            <text:p/>
          </draw:image>
        </draw:frame>
        <draw:frame draw:style-name="gr20" draw:text-style-name="P1" xml:id="id5" draw:id="id5" draw:layer="layout" svg:width="1.003cm" svg:height="0.415cm" svg:x="6.023cm" svg:y="5.33cm">
          <draw:image xlink:href="Pictures/20000001000003450000015B768FE0BC.svm" xlink:type="simple" xlink:show="embed" xlink:actuate="onLoad">
            <text:p/>
          </draw:image>
        </draw:frame>
        <draw:frame draw:style-name="gr21" draw:text-style-name="P1" draw:layer="layout" svg:width="0.335cm" svg:height="0.258cm" svg:x="4.981cm" svg:y="5.37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137cm" svg:height="0.274cm" svg:x="3.952cm" svg:y="6.933cm">
          <draw:image xlink:href="Pictures/2000000100000073000000E5B2987EC5.svm" xlink:type="simple" xlink:show="embed" xlink:actuate="onLoad">
            <text:p/>
          </draw:image>
        </draw:frame>
        <draw:frame draw:style-name="gr22" draw:text-style-name="P1" draw:layer="layout" svg:width="0.486cm" svg:height="0.258cm" svg:x="2.812cm" svg:y="5.385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137cm" svg:height="0.274cm" svg:x="2.255cm" svg:y="6.933cm">
          <draw:image xlink:href="Pictures/2000000100000073000000E5B2987EC5.svm" xlink:type="simple" xlink:show="embed" xlink:actuate="onLoad">
            <text:p/>
          </draw:image>
        </draw:frame>
        <draw:frame draw:style-name="gr23" draw:text-style-name="P1" draw:layer="layout" svg:width="0.72cm" svg:height="0.253cm" svg:x="5.123cm" svg:y="4.29cm">
          <draw:image xlink:href="Pictures/2000000100000259000000D4DE5EB20D.svm" xlink:type="simple" xlink:show="embed" xlink:actuate="onLoad">
            <text:p/>
          </draw:image>
        </draw:frame>
        <draw:frame draw:style-name="gr24" draw:text-style-name="P1" xml:id="id9" draw:id="id9" draw:layer="layout" svg:width="1.008cm" svg:height="0.415cm" svg:x="0.395cm" svg:y="5.299cm">
          <draw:image xlink:href="Pictures/20000001000003490000015B16CFACD4.svm" xlink:type="simple" xlink:show="embed" xlink:actuate="onLoad">
            <text:p/>
          </draw:image>
        </draw:frame>
        <draw:frame draw:style-name="gr25" draw:text-style-name="P1" draw:layer="layout" svg:width="0.481cm" svg:height="0.296cm" svg:x="0.454cm" svg:y="2.45cm">
          <draw:image xlink:href="Pictures/20000001000001E200000129B339A1BF.svm" xlink:type="simple" xlink:show="embed" xlink:actuate="onLoad">
            <text:p/>
          </draw:image>
        </draw:frame>
        <draw:frame draw:style-name="gr18" draw:text-style-name="P1" draw:layer="layout" svg:width="0.578cm" svg:height="0.342cm" svg:x="0.454cm" svg:y="2.807cm">
          <draw:image xlink:href="Pictures/200000010000024300000157DDDCEAA3.svm" xlink:type="simple" xlink:show="embed" xlink:actuate="onLoad">
            <text:p/>
          </draw:image>
        </draw:frame>
        <draw:frame draw:style-name="gr26" draw:text-style-name="P1" draw:layer="layout" svg:width="0.456cm" svg:height="0.296cm" svg:x="0.454cm" svg:y="3.25cm">
          <draw:image xlink:href="Pictures/20000001000001C90000012936C7AC46.svm" xlink:type="simple" xlink:show="embed" xlink:actuate="onLoad">
            <text:p/>
          </draw:image>
        </draw:frame>
        <draw:frame draw:style-name="gr27" draw:text-style-name="P1" draw:layer="layout" svg:width="0.198cm" svg:height="0.192cm" svg:x="2.466cm" svg:y="2.36cm">
          <draw:image xlink:href="Pictures/20000001000000A6000000A155A79189.svm" xlink:type="simple" xlink:show="embed" xlink:actuate="onLoad">
            <text:p/>
          </draw:image>
        </draw:frame>
        <draw:frame draw:style-name="gr28" draw:text-style-name="P1" draw:layer="layout" svg:width="0.162cm" svg:height="0.299cm" svg:x="1.985cm" svg:y="3.474cm">
          <draw:image xlink:href="Pictures/2000000100000088000000FA466A6DA3.svm" xlink:type="simple" xlink:show="embed" xlink:actuate="onLoad">
            <text:p/>
          </draw:image>
        </draw:frame>
        <draw:frame draw:style-name="gr29" draw:text-style-name="P1" draw:layer="layout" svg:width="0.278cm" svg:height="0.355cm" svg:x="3.344cm" svg:y="1.881cm">
          <draw:image xlink:href="Pictures/20000001000000E900000129D89EFC9E.svm" xlink:type="simple" xlink:show="embed" xlink:actuate="onLoad">
            <text:p/>
          </draw:image>
        </draw:frame>
        <draw:frame draw:style-name="gr30" draw:text-style-name="P1" draw:layer="layout" svg:width="0.689cm" svg:height="0.41cm" svg:x="5.512cm" svg:y="2.811cm">
          <draw:image xlink:href="Pictures/200000010000023F000001579BADBE4C.svm" xlink:type="simple" xlink:show="embed" xlink:actuate="onLoad">
            <text:p/>
          </draw:image>
        </draw:frame>
        <draw:frame draw:style-name="gr31" draw:text-style-name="P1" xml:id="id7" draw:id="id7" draw:layer="layout" svg:width="0.344cm" svg:height="0.41cm" svg:x="5.054cm" svg:y="2.087cm">
          <draw:image xlink:href="Pictures/200000010000012000000157CA9B3ABB.svm" xlink:type="simple" xlink:show="embed" xlink:actuate="onLoad">
            <text:p/>
          </draw:image>
        </draw:frame>
        <draw:frame draw:style-name="gr32" draw:text-style-name="P1" xml:id="id3" draw:id="id3" draw:layer="layout" svg:width="0.962cm" svg:height="0.912cm" svg:x="3.353cm" svg:y="0.436cm">
          <draw:image xlink:href="Pictures/2000000100000323000002F9F9A74F93.svm" xlink:type="simple" xlink:show="embed" xlink:actuate="onLoad">
            <text:p/>
          </draw:image>
        </draw:frame>
        <draw:frame draw:style-name="gr33" draw:text-style-name="P1" draw:layer="layout" svg:width="0.385cm" svg:height="0.349cm" svg:x="0.97cm" svg:y="0.425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9:23.980957573</dc:date>
    <meta:editing-duration>PT13M18S</meta:editing-duration>
    <meta:editing-cycles>4</meta:editing-cycles>
    <meta:generator>LibreOffice/4.2.8.2$Linux_x86 LibreOffice_project/420m0$Build-2</meta:generator>
    <meta:document-statistic meta:object-count="79"/>
  </office:meta>
</office:document-meta>
</file>